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872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433cm"/>
    </style:style>
    <style:style style:name="Таблица1.B" style:family="table-column">
      <style:table-column-properties style:column-width="0.699cm"/>
    </style:style>
    <style:style style:name="Таблица1.C" style:family="table-column">
      <style:table-column-properties style:column-width="8.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184cm" fo:margin-left="-0.499cm" fo:margin-top="0cm" fo:margin-bottom="0cm" table:align="left" style:writing-mode="lr-tb"/>
    </style:style>
    <style:style style:name="Таблица2.A" style:family="table-column">
      <style:table-column-properties style:column-width="1.102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0.919cm"/>
    </style:style>
    <style:style style:name="Таблица2.D" style:family="table-column">
      <style:table-column-properties style:column-width="2.443cm"/>
    </style:style>
    <style:style style:name="Таблица2.E" style:family="table-column">
      <style:table-column-properties style:column-width="2.713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3.471cm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4" style:family="table-row">
      <style:table-row-properties style:min-row-height="0.362cm" style:keep-together="true" fo:keep-together="auto"/>
    </style:style>
    <style:style style:name="Таблица2.A189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189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3" style:family="table">
      <style:table-properties style:width="16.683cm" fo:margin-left="-0.026cm" fo:margin-top="0cm" fo:margin-bottom="0cm" table:align="left" style:writing-mode="lr-tb"/>
    </style:style>
    <style:style style:name="Таблица3.A" style:family="table-column">
      <style:table-column-properties style:column-width="5.558cm"/>
    </style:style>
    <style:style style:name="Таблица3.B" style:family="table-column">
      <style:table-column-properties style:column-width="0.619cm"/>
    </style:style>
    <style:style style:name="Таблица3.C" style:family="table-column">
      <style:table-column-properties style:column-width="4.942cm"/>
    </style:style>
    <style:style style:name="Таблица3.D" style:family="table-column">
      <style:table-column-properties style:column-width="3.706cm"/>
    </style:style>
    <style:style style:name="Таблица3.E" style:family="table-column">
      <style:table-column-properties style:column-width="1.857cm"/>
    </style:style>
    <style:style style:name="Таблица3.1" style:family="table-row">
      <style:table-row-properties style:min-row-height="0.556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71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4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8" style:family="table-row">
      <style:table-row-properties style:min-row-height="0.171cm" style:keep-together="true" fo:keep-together="auto"/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.212cm" fo:margin-bottom="0.282cm" fo:line-height="100%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 style:font-size-complex="8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4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9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1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27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9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size-complex="10pt"/>
    </style:style>
    <style:style style:name="P30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31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34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35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7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margin-top="0cm" fo:margin-bottom="0cm" fo:line-height="100%"/>
      <style:text-properties fo:font-size="9.5pt" style:font-name-asian="Arial1" style:font-size-asian="9.5pt" style:language-asian="ru" style:country-asian="RU" style:font-size-complex="9.5pt"/>
    </style:style>
    <style:style style:name="P39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40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41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42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3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4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45" style:family="paragraph" style:parent-style-name="Standard">
      <style:paragraph-properties fo:margin-left="0cm" fo:margin-right="1.499cm" fo:margin-top="0cm" fo:margin-bottom="0cm" fo:line-height="100%" fo:text-indent="0cm" style:auto-text-indent="false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font-size="10pt" style:font-size-asian="10pt" style:language-asian="ru" style:country-asian="RU" style:font-name-complex="Times New Roman1" style:font-size-complex="10pt"/>
    </style:style>
    <style:style style:name="P47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0pt" style:letter-kerning="true" style:font-name-asian="Times New Roman1" style:font-size-asian="10pt" style:language-asian="ru" style:country-asian="RU" style:font-name-complex="Times New Roman1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50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51" style:family="paragraph" style:parent-style-name="Heading_20_1">
      <style:paragraph-properties fo:margin-top="0cm" fo:margin-bottom="0cm" fo:line-height="100%" fo:background-color="#ffffff">
        <style:background-image/>
      </style:paragraph-properties>
      <style:text-properties style:font-name="Calibri" fo:font-size="10pt" fo:font-weight="normal" style:font-name-asian="Calibri1" style:font-size-asian="10pt" style:language-asian="ru" style:country-asian="RU" style:font-weight-asian="normal" style:font-name-complex="Times New Roman1" style:font-size-complex="10pt"/>
    </style:style>
    <style:style style:name="P52" style:family="paragraph" style:parent-style-name="Heading_20_1">
      <style:paragraph-properties fo:margin-top="0cm" fo:margin-bottom="0cm" fo:line-height="100%" fo:background-color="#ffffff">
        <style:background-image/>
      </style:paragraph-properties>
      <style:text-properties style:font-name="Calibri" fo:font-size="10pt" fo:font-weight="normal" style:font-name-asian="Calibri1" style:font-size-asian="10pt" style:language-asian="ru" style:country-asian="RU" style:font-weight-asian="normal" style:font-name-complex="Times New Roman1" style:font-size-complex="10pt" style:font-style-complex="italic"/>
    </style:style>
    <style:style style:name="P53" style:family="paragraph" style:parent-style-name="Heading_20_1">
      <style:paragraph-properties fo:margin-top="0cm" fo:margin-bottom="0cm" fo:line-height="100%" fo:background-color="#ffffff">
        <style:background-image/>
      </style:paragraph-properties>
      <style:text-properties style:font-name="Calibri" fo:font-size="10pt" fo:language="en" fo:country="US" fo:font-weight="normal" style:font-name-asian="Calibri1" style:font-size-asian="10pt" style:language-asian="ru" style:country-asian="RU" style:font-weight-asian="normal" style:font-name-complex="Times New Roman1" style:font-size-complex="10pt"/>
    </style:style>
    <style:style style:name="P54" style:family="paragraph" style:parent-style-name="Heading_20_1">
      <style:paragraph-properties fo:margin-top="0cm" fo:margin-bottom="0cm" fo:line-height="100%" fo:background-color="#ffffff">
        <style:background-image/>
      </style:paragraph-properties>
      <style:text-properties style:font-name="Calibri" style:font-name-asian="Calibri1" style:language-asian="ru" style:country-asian="RU" style:font-name-complex="Times New Roman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en" fo:country="US" style:font-style-complex="italic"/>
    </style:style>
    <style:style style:name="T6" style:family="text">
      <style:text-properties style:font-name="Times New Roman" fo:language="en" fo:country="US" style:letter-kerning="true" style:font-name-asian="Times New Roman1" style:font-weight-complex="bold"/>
    </style:style>
    <style:style style:name="T7" style:family="text">
      <style:text-properties style:font-name="Times New Roman" style:letter-kerning="true" style:font-name-asian="Times New Roman1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style:font-name="Times New Roman" style:font-style-complex="italic"/>
    </style:style>
    <style:style style:name="T11" style:family="text">
      <style:text-properties fo:color="#000000" style:font-name="Times New Roman" fo:language="en" fo:country="US" style:font-style-complex="italic"/>
    </style:style>
    <style:style style:name="T12" style:family="text"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Cambria Math" style:font-name-complex="Cambria Math1"/>
    </style:style>
    <style:style style:name="T14" style:family="text">
      <style:text-properties fo:font-size="10pt" fo:font-weight="normal" style:font-size-asian="10pt" style:font-weight-asian="normal" style:font-size-complex="10pt" style:font-style-complex="italic"/>
    </style:style>
    <style:style style:name="T15" style:family="text">
      <style:text-properties fo:font-size="10pt" fo:language="en" fo:country="US" fo:font-weight="normal" style:font-size-asian="10pt" style:font-weight-asian="normal" style:font-size-complex="10pt" style:font-style-complex="italic"/>
    </style:style>
    <style:style style:name="T16" style:family="text">
      <style:text-properties style:text-position="super 58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/>
          </table:table-cell>
          <table:table-cell table:style-name="Таблица1.B1" office:value-type="string">
            <text:p text:style-name="P40"/>
          </table:table-cell>
          <table:table-cell table:style-name="Таблица1.A1" office:value-type="string">
            <text:p text:style-name="P42">Бийск</text:p>
          </table:table-cell>
        </table:table-row>
        <table:table-row table:style-name="Таблица1.1">
          <table:table-cell table:style-name="Таблица1.A2" office:value-type="string">
            <text:p text:style-name="P6">(Министерство)</text:p>
          </table:table-cell>
          <table:table-cell table:style-name="Таблица1.B1" office:value-type="string">
            <text:p text:style-name="P18"/>
          </table:table-cell>
          <table:table-cell table:style-name="Таблица1.A2" office:value-type="string">
            <text:p text:style-name="P6">(город)</text:p>
          </table:table-cell>
        </table:table-row>
        <table:table-row table:style-name="Таблица1.1">
          <table:table-cell table:style-name="Таблица1.A1" office:value-type="string">
            <text:p text:style-name="P9">АО «Гипроив»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43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6">(Генподрядчик)</text:p>
          </table:table-cell>
          <table:table-cell table:style-name="Таблица1.B1" office:value-type="string">
            <text:p text:style-name="P18"/>
          </table:table-cell>
          <table:table-cell table:style-name="Таблица1.A2" office:value-type="string">
            <text:p text:style-name="P6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8">ООО «Востокэнергострой»</text:p>
          </table:table-cell>
          <table:table-cell table:style-name="Таблица1.B1" office:value-type="string">
            <text:p text:style-name="P41"/>
          </table:table-cell>
          <table:table-cell table:style-name="Таблица1.A1" office:value-type="string">
            <text:p text:style-name="P44">Реконструкция для создания производства октогена.</text:p>
            <text:p text:style-name="P1"><text:span text:style-name="T2">Склад основного сырья. Здания 2227/1(Силовое электрооборудование)</text:span><text:span text:style-name="T9"> </text:span></text:p>
          </table:table-cell>
        </table:table-row>
        <table:table-row table:style-name="Таблица1.1">
          <table:table-cell table:style-name="Таблица1.A2" office:value-type="string">
            <text:p text:style-name="P6">(монтажное управление)</text:p>
          </table:table-cell>
          <table:table-cell table:style-name="Таблица1.B1" office:value-type="string">
            <text:p text:style-name="P18"/>
          </table:table-cell>
          <table:table-cell table:style-name="Таблица1.A2" office:value-type="string">
            <text:p text:style-name="P6">(объект)</text:p>
          </table:table-cell>
        </table:table-row>
        <table:table-row table:style-name="Таблица1.1">
          <table:table-cell table:style-name="Таблица1.A5" office:value-type="string">
            <text:p text:style-name="P9">Электромонтажный участок № 1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35">11.10.2019г.</text:p>
          </table:table-cell>
        </table:table-row>
        <table:table-row table:style-name="Таблица1.1">
          <table:table-cell table:style-name="Таблица1.A2" office:value-type="string">
            <text:p text:style-name="P6">(участок)</text:p>
          </table:table-cell>
          <table:table-cell table:style-name="Таблица1.B1" office:value-type="string">
            <text:p text:style-name="P18"/>
          </table:table-cell>
          <table:table-cell table:style-name="Таблица1.A2" office:value-type="string">
            <text:p text:style-name="P6">(дата)</text:p>
          </table:table-cell>
        </table:table-row>
      </table:table>
      <text:p text:style-name="P2"/>
      <text:p text:style-name="P3">ВЕДОМОСТЬ СМОНТИРОВАННОГО ОБОРУДОВАНИЯ И МАТЕРИАЛОВ</text:p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0">№№</text:p>
            <text:p text:style-name="P11">п/п</text:p>
          </table:table-cell>
          <table:table-cell table:style-name="Таблица2.A1" office:value-type="string">
            <text:p text:style-name="P10">Наименование электрооборудования, комплекта</text:p>
          </table:table-cell>
          <table:table-cell table:style-name="Таблица2.A1" office:value-type="string">
            <text:p text:style-name="P7">Ед. изм.</text:p>
          </table:table-cell>
          <table:table-cell table:style-name="Таблица2.A1" office:value-type="string">
            <text:p text:style-name="P10">Тип, марка</text:p>
          </table:table-cell>
          <table:table-cell table:style-name="Таблица2.A1" office:value-type="string">
            <text:p text:style-name="P6">Завод-изготовитель</text:p>
          </table:table-cell>
          <table:table-cell table:style-name="Таблица2.A1" office:value-type="string">
            <text:p text:style-name="P10">Кол-во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 table:style-name="Таблица2.2">
          <table:table-cell table:style-name="Таблица2.A1" office:value-type="string">
            <text:p text:style-name="P13">1</text:p>
          </table:table-cell>
          <table:table-cell table:style-name="Таблица2.B2" office:value-type="string">
            <text:p text:style-name="P14">Кабель силовой с алюминиевыми жилами в ПВХ изоляции бронированный двумя стальными лентами в защитном шланге из ПВХ не распространяющего горение и с низким дымо- и газовыделением; кол-во жил и сечение 4х150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БШвнг(А)-LS 4х150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>88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2</text:p>
          </table:table-cell>
          <table:table-cell table:style-name="Таблица2.B2" office:value-type="string">
            <text:p text:style-name="P14">Лента сигнальная "Электро" с логотипом "ОСТОРОЖНО КАБЕЛЬ"; цвет красный; толщина 300мкм; ролик 100п.м.х300мм</text:p>
          </table:table-cell>
          <table:table-cell table:style-name="Таблица2.A1" office:value-type="string">
            <text:p text:style-name="P14">ролик</text:p>
          </table:table-cell>
          <table:table-cell table:style-name="Таблица2.A1" office:value-type="string">
            <text:p text:style-name="P14">ЛСЭ 300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>8</text:p>
          </table:table-cell>
          <table:table-cell table:style-name="Таблица2.A1" office:value-type="string">
            <text:p text:style-name="P28"><text:span text:style-name="T10">РОСС </text:span><text:span text:style-name="T11">RU.11</text:span><text:span text:style-name="T10">НА99.Н00376</text:span></text:p>
          </table:table-cell>
        </table:table-row>
        <table:table-row table:style-name="Таблица2.4">
          <table:table-cell table:style-name="Таблица2.A1" office:value-type="string">
            <text:p text:style-name="P13">3</text:p>
          </table:table-cell>
          <table:table-cell table:style-name="Таблица2.B2" office:value-type="string">
            <text:p text:style-name="P29"><text:span text:style-name="T1">Труба асбестоцементная </text:span><text:span text:style-name="T13">∅</text:span><text:span text:style-name="T1">10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БНТ 100 ГОСТ 1839-8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В24.Н08255</text:span></text:p>
          </table:table-cell>
        </table:table-row>
        <table:table-row table:style-name="Таблица2.2">
          <table:table-cell table:style-name="Таблица2.A1" office:value-type="string">
            <text:p text:style-name="P13">4</text:p>
          </table:table-cell>
          <table:table-cell table:style-name="Таблица2.B2" office:value-type="string">
            <text:p text:style-name="P29"><text:span text:style-name="T1">Шнур джутовый плетеный </text:span><text:span text:style-name="T13">∅</text:span><text:span text:style-name="T1">1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0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3">5</text:p>
          </table:table-cell>
          <table:table-cell table:style-name="Таблица2.B2" office:value-type="string">
            <text:p text:style-name="P14">Глина водонепроницаемая, упаковка 2кг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list xml:id="list696892430211788847" text:style-name="Outline">
              <text:list-item>
                <text:h text:style-name="P51" text:outline-level="1"><text:s/></text:h>
              </text:list-item>
            </text:list>
          </table:table-cell>
          <table:table-cell table:style-name="Таблица2.A1" office:value-type="string">
            <text:p text:style-name="P13"><text:s/>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0392</text:span></text:p>
          </table:table-cell>
        </table:table-row>
        <table:table-row table:style-name="Таблица2.2">
          <table:table-cell table:style-name="Таблица2.A1" office:value-type="string">
            <text:p text:style-name="P13">6</text:p>
          </table:table-cell>
          <table:table-cell table:style-name="Таблица2.B2" office:value-type="string">
            <text:p text:style-name="P29"><text:span text:style-name="T1">Труба асбестоцементная </text:span><text:span text:style-name="T13">∅</text:span><text:span text:style-name="T1">10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БНТ 100 ГОСТ 1839-8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В24.Н08255</text:span></text:p>
          </table:table-cell>
        </table:table-row>
        <table:table-row table:style-name="Таблица2.2">
          <table:table-cell table:style-name="Таблица2.A1" office:value-type="string">
            <text:p text:style-name="P13">7</text:p>
          </table:table-cell>
          <table:table-cell table:style-name="Таблица2.B2" office:value-type="string">
            <text:p text:style-name="P29"><text:span text:style-name="T1">Шнур джутовый плетеный </text:span><text:span text:style-name="T13">∅</text:span><text:span text:style-name="T1">1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13">30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3">8</text:p>
          </table:table-cell>
          <table:table-cell table:style-name="Таблица2.B2" office:value-type="string">
            <text:p text:style-name="P14">Глина водонепроницаемая, упаковка 2кг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list xml:id="list34530346" text:continue-numbering="true" text:style-name="Outline">
              <text:list-item>
                <text:h text:style-name="P51" text:outline-level="1"><text:s/></text:h>
              </text:list-item>
            </text:list>
          </table:table-cell>
          <table:table-cell table:style-name="Таблица2.A1" office:value-type="string">
            <text:p text:style-name="P13"><text:s/>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0392</text:span></text:p>
          </table:table-cell>
        </table:table-row>
        <table:table-row table:style-name="Таблица2.2">
          <table:table-cell table:style-name="Таблица2.A1" office:value-type="string">
            <text:p text:style-name="P13">9</text:p>
          </table:table-cell>
          <table:table-cell table:style-name="Таблица2.B2" office:value-type="string">
            <text:p text:style-name="P29"><text:span text:style-name="T1">Труба асбестоцементная </text:span><text:soft-page-break/><text:span text:style-name="T13">∅</text:span><text:span text:style-name="T1">10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27"><text:span text:style-name="T1">БНТ 100 ГОСТ 1839-</text:span><text:soft-page-break/><text:span text:style-name="T1">80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В24.Н0825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0</text:p>
          </table:table-cell>
          <table:table-cell table:style-name="Таблица2.B2" office:value-type="string">
            <text:p text:style-name="P29"><text:span text:style-name="T1">Труба стальная водогазопроводная усиленная </text:span><text:span text:style-name="T13">∅</text:span><text:span text:style-name="T1">125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Труба 125х5,5 ГОСТ 3262-7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11</text:p>
          </table:table-cell>
          <table:table-cell table:style-name="Таблица2.B2" office:value-type="string">
            <text:p text:style-name="P29"><text:span text:style-name="T1">Шнур джутовый плетеный </text:span><text:span text:style-name="T13">∅</text:span><text:span text:style-name="T1">1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3">12</text:p>
          </table:table-cell>
          <table:table-cell table:style-name="Таблица2.B2" office:value-type="string">
            <text:p text:style-name="P14">Глина водонепроницаемая, упаковка 2кг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list xml:id="list34512426" text:continue-numbering="true" text:style-name="Outline">
              <text:list-item>
                <text:h text:style-name="P51" text:outline-level="1"><text:s/></text:h>
              </text:list-item>
            </text:list>
          </table:table-cell>
          <table:table-cell table:style-name="Таблица2.A1" office:value-type="string">
            <text:p text:style-name="P13"><text:s/>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0392</text:span></text:p>
          </table:table-cell>
        </table:table-row>
        <table:table-row table:style-name="Таблица2.2">
          <table:table-cell table:style-name="Таблица2.A1" office:value-type="string">
            <text:p text:style-name="P13">13</text:p>
          </table:table-cell>
          <table:table-cell table:style-name="Таблица2.B2" office:value-type="string">
            <text:p text:style-name="P29"><text:span text:style-name="T1">Труба асбестоцементная </text:span><text:span text:style-name="T13">∅</text:span><text:span text:style-name="T1">10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БНТ 100 ГОСТ 1839-8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В24.Н0825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4</text:p>
          </table:table-cell>
          <table:table-cell table:style-name="Таблица2.B2" office:value-type="string">
            <text:p text:style-name="P29"><text:span text:style-name="T1">Шнур джутовый плетеный </text:span><text:span text:style-name="T13">∅</text:span><text:span text:style-name="T1">1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3">15</text:p>
          </table:table-cell>
          <table:table-cell table:style-name="Таблица2.B2" office:value-type="string">
            <text:p text:style-name="P14">Глина водонепроницаемая, упаковка 2кг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list xml:id="list34536374" text:continue-numbering="true" text:style-name="Outline">
              <text:list-item>
                <text:h text:style-name="P51" text:outline-level="1"><text:s/></text:h>
              </text:list-item>
            </text:list>
          </table:table-cell>
          <table:table-cell table:style-name="Таблица2.A1" office:value-type="string">
            <text:p text:style-name="P13"><text:s/>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0392</text:span></text:p>
          </table:table-cell>
        </table:table-row>
        <table:table-row table:style-name="Таблица2.2">
          <table:table-cell table:style-name="Таблица2.A1" office:value-type="string">
            <text:p text:style-name="P13">16</text:p>
          </table:table-cell>
          <table:table-cell table:style-name="Таблица2.B2" office:value-type="string">
            <text:p text:style-name="P14">Наконечник медно-алюминиевый для жил сеч. 185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DTL-185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6</text:p>
          </table:table-cell>
          <table:table-cell table:style-name="Таблица2.A1" office:value-type="string">
            <text:p text:style-name="P28"><text:span text:style-name="T5">191704-04 </text:span><text:span text:style-name="T3">от 18.04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3">17</text:p>
          </table:table-cell>
          <table:table-cell table:style-name="Таблица2.B2" office:value-type="string">
            <text:p text:style-name="P14">Муфта соединительная термоусаживаемая СТП на напряжение до 1кВ; 4 жилы сечением 185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4СТп-1</text:p>
          </table:table-cell>
          <table:table-cell table:style-name="Таблица2.A1" office:value-type="string">
            <text:p text:style-name="P15">ЭКС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6">RA.RU.11AK01.H00555</text:p>
          </table:table-cell>
        </table:table-row>
        <table:table-row table:style-name="Таблица2.2">
          <table:table-cell table:style-name="Таблица2.A1" office:value-type="string">
            <text:p text:style-name="P13">18</text:p>
          </table:table-cell>
          <table:table-cell table:style-name="Таблица2.B2" office:value-type="string">
            <text:p text:style-name="P14">Крупногабаритный сборно-разборный металлокорпус КСРМ Габаритные размеры 2000х800х600мм; в комплекте:</text:p>
          </table:table-cell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8"><text:span text:style-name="T3">РОСС </text:span><text:span text:style-name="T5">RU.MO10.H0211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8.1</text:p>
          </table:table-cell>
          <table:table-cell table:style-name="Таблица2.B2" office:value-type="string">
            <text:p text:style-name="P14">Место 1: Вертикальные стойки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СРМ 20.x.x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MO10.H0211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8.2</text:p>
          </table:table-cell>
          <table:table-cell table:style-name="Таблица2.B2" office:value-type="string">
            <text:p text:style-name="P14">Место 2: Крыша, цоколь, боковые и фасадные стяжки, замок, петли, метизы, паспорт и инструкция по сборке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СРМ xx.8.6-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MO10.H0211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8.3</text:p>
          </table:table-cell>
          <table:table-cell table:style-name="Таблица2.B2" office:value-type="string">
            <text:p text:style-name="P14">Место 3: Дверь и задняя стенк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СРМ 20.8.x-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MO10.H0211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9</text:p>
          </table:table-cell>
          <table:table-cell table:style-name="Таблица2.B2" office:value-type="string">
            <text:p text:style-name="P14">Монтажная панель 500х79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0</text:p>
          </table:table-cell>
          <table:table-cell table:style-name="Таблица2.B2" office:value-type="string">
            <text:p text:style-name="P14">Планка 25х79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1</text:p>
          </table:table-cell>
          <table:table-cell table:style-name="Таблица2.B2" office:value-type="string">
            <text:p text:style-name="P14">Соединительная вставка 2000-36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2</text:p>
          </table:table-cell>
          <table:table-cell table:style-name="Таблица2.B2" office:value-type="string">
            <text:p text:style-name="P14">DIN-рейка 6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3</text:p>
          </table:table-cell>
          <table:table-cell table:style-name="Таблица2.B2" office:value-type="string">
            <text:p text:style-name="P27"><text:span text:style-name="T1">Шина медная электротехническая 25х3мм; </text:span><text:soft-page-break/><text:span text:style-name="T1">S=75мм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4</text:p>
          </table:table-cell>
          <table:table-cell table:style-name="Таблица2.B2" office:value-type="string">
            <text:p text:style-name="P14">Изолятор шинный высотой 76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SM7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5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25</text:p>
          </table:table-cell>
          <table:table-cell table:style-name="Таблица2.B2" office:value-type="string">
            <text:p text:style-name="P14">Болт шестигранный М10х20 с полной резьбо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26</text:p>
          </table:table-cell>
          <table:table-cell table:style-name="Таблица2.B2" office:value-type="string">
            <text:p text:style-name="P14">Гайка шестигранная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25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27</text:p>
          </table:table-cell>
          <table:table-cell table:style-name="Таблица2.B2" office:value-type="string">
            <text:p text:style-name="P14">Шайба кузовная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28</text:p>
          </table:table-cell>
          <table:table-cell table:style-name="Таблица2.B2" office:value-type="string">
            <text:p text:style-name="P14">Шайба гровер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29</text:p>
          </table:table-cell>
          <table:table-cell table:style-name="Таблица2.B2" office:value-type="string">
            <text:p text:style-name="P14">Трансформатор тока 250/5А; 10ВА; класс точности 0,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ТТИ-А 250/5 10ВА 0,5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6</text:p>
          </table:table-cell>
          <table:table-cell table:style-name="Таблица2.A1" office:value-type="string">
            <text:p text:style-name="P28"><text:span text:style-name="T5">TC</text:span><text:span text:style-name="T3"> </text:span><text:span text:style-name="T5">N</text:span><text:span text:style-name="T3"> </text:span><text:span text:style-name="T5">RU</text:span><text:span text:style-name="T3"> Д-</text:span><text:span text:style-name="T5">CN</text:span><text:span text:style-name="T3">.СП28.В.00033</text:span></text:p>
          </table:table-cell>
        </table:table-row>
        <table:table-row table:style-name="Таблица2.2">
          <table:table-cell table:style-name="Таблица2.A1" office:value-type="string">
            <text:p text:style-name="P13">30</text:p>
          </table:table-cell>
          <table:table-cell table:style-name="Таблица2.B2" office:value-type="string">
            <text:p text:style-name="P14">Выключатель автоматический серии ВА88 с электронным расцепителем МР 211; Iн=400А; Ics=35кА; Icu=35кА Кол-во полюсов - 3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88-37 3Р 250А 35кА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6">RU C-RU.A301.B.03252</text:p>
          </table:table-cell>
        </table:table-row>
        <table:table-row table:style-name="Таблица2.2">
          <table:table-cell table:style-name="Таблица2.A1" office:value-type="string">
            <text:p text:style-name="P13">31</text:p>
          </table:table-cell>
          <table:table-cell table:style-name="Таблица2.B2" office:value-type="string">
            <text:p text:style-name="P14">Счетчик электронный активной и реактивной электрической энергии; класс точности (A/R) 0,5/1; номинальный/ максимальный ток 5/7,5; частота сети 50Гц; потр. мощность 7,5В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Меркурий 230ART-03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ТС </text:span><text:span text:style-name="T5">RU</text:span><text:span text:style-name="T3"> </text:span><text:span text:style-name="T5">C</text:span><text:span text:style-name="T3">-</text:span><text:span text:style-name="T5">RU</text:span><text:span text:style-name="T3">.ГА02.В.00576</text:span></text:p>
          </table:table-cell>
        </table:table-row>
        <table:table-row table:style-name="Таблица2.2">
          <table:table-cell table:style-name="Таблица2.A1" office:value-type="string">
            <text:p text:style-name="P13">32</text:p>
          </table:table-cell>
          <table:table-cell table:style-name="Таблица2.B2" office:value-type="string">
            <text:p text:style-name="P14">Шкаф автоматического ввода резерва (АВР) серии АВР-ШУ 8000 Iн=250А; Номинальное фазное напряжение силовой цепи - 220В пременного тока; Номинальное напряжение цепи управления - 220В пременного тока; дополнительная комплектация - для контроля напряжения на вводах предусмотреть вольтметры и световую сигнализацию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АВР-ШУ8253-42А2 УХЛ4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ТС </text:span><text:span text:style-name="T5">RU</text:span><text:span text:style-name="T3"> </text:span><text:span text:style-name="T5">C</text:span><text:span text:style-name="T3">-</text:span><text:span text:style-name="T5">RU</text:span><text:span text:style-name="T3">.АУ05.В.0217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3</text:p>
          </table:table-cell>
          <table:table-cell table:style-name="Таблица2.B2" office:value-type="string">
            <text:p text:style-name="P14">Выключатель автоматический серии ВА88 с тепловым и эл.эм расцепителем; Iн=160А; Ics=17,5кА; Icu=35кА Кол-во полюсов - 3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88-33 3Р 160А 35кА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6">RU C-RU.A301.B.03252</text:p>
          </table:table-cell>
        </table:table-row>
        <table:table-row table:style-name="Таблица2.2">
          <table:table-cell table:style-name="Таблица2.A1" office:value-type="string">
            <text:p text:style-name="P13">34</text:p>
          </table:table-cell>
          <table:table-cell table:style-name="Таблица2.B2" office:value-type="string">
            <text:p text:style-name="P14">Выключатель автоматический серии ВА88 с тепловым и эл.эм расцепителем; Iн=63А; Ics=17,5кА; Icu=35кА Кол-во полюсов - 3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88-33 3Р 63А 35кА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6">RU C-RU.A301.B.03252</text:p>
          </table:table-cell>
        </table:table-row>
        <table:table-row table:style-name="Таблица2.2">
          <table:table-cell table:style-name="Таблица2.A1" office:value-type="string">
            <text:p text:style-name="P13">35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2; Uн=400В, 50Гц; Iн=25А; Характеристика - C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2Р/C25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6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C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C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7</text:p>
          </table:table-cell>
          <table:table-cell table:style-name="Таблица2.B2" office:value-type="string">
            <text:p text:style-name="P27"><text:span text:style-name="T1">Выключатель автоматический серии ВА88 с тепловым и эл.эм расцепителем; Iн=16А; </text:span><text:soft-page-break/><text:span text:style-name="T1">Ics=17,5кА; Icu=35кА Кол-во полюсов - 3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88-33 3Р 16А 35кА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7</text:p>
          </table:table-cell>
          <table:table-cell table:style-name="Таблица2.A1" office:value-type="string">
            <text:p text:style-name="P16">RU C-RU.A301.B.03252</text:p>
          </table:table-cell>
        </table:table-row>
        <table:table-row table:style-name="Таблица2.2">
          <table:table-cell table:style-name="Таблица2.A1" office:value-type="string">
            <text:p text:style-name="P13">38</text:p>
          </table:table-cell>
          <table:table-cell table:style-name="Таблица2.B2" office:value-type="string">
            <text:p text:style-name="P14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22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38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8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8.3</text:p>
          </table:table-cell>
          <table:table-cell table:style-name="Таблица2.B2" office:value-type="string">
            <text:p text:style-name="P14">Контактор малогабаритный серии КМИ; Uн=400В, 50Гц; Iн=9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0910 9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8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38.5</text:p>
          </table:table-cell>
          <table:table-cell table:style-name="Таблица2.B2" office:value-type="string">
            <text:p text:style-name="P14">Реле электротепловое серии РТИ; Iуст. 1,6-2,5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07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8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23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.3</text:p>
          </table:table-cell>
          <table:table-cell table:style-name="Таблица2.B2" office:value-type="string">
            <text:p text:style-name="P14">Контактор малогабаритный серии КМИ; Uн=400В, 50Гц; Iн=9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0910 9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39.5</text:p>
          </table:table-cell>
          <table:table-cell table:style-name="Таблица2.B2" office:value-type="string">
            <text:p text:style-name="P14">Реле электротепловое серии РТИ; Iуст. 1,6-2,5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07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39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30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1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.2</text:p>
          </table:table-cell>
          <table:table-cell table:style-name="Таблица2.B2" office:value-type="string">
            <text:p text:style-name="P27"><text:span text:style-name="T1">Автоматический выключатель серии ВА47; Количество </text:span><text:soft-page-break/><text:span text:style-name="T1">полюсов - 1; Uн=400В, 50Гц; Iн=6А; Характеристика - В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</text:span><text:soft-page-break/><text:span text:style-name="T3">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.3</text:p>
          </table:table-cell>
          <table:table-cell table:style-name="Таблица2.B2" office:value-type="string">
            <text:p text:style-name="P14">Контактор малогабаритный серии КМИ; Uн=400В, 50Гц; Iн=18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1810 18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0.5</text:p>
          </table:table-cell>
          <table:table-cell table:style-name="Таблица2.B2" office:value-type="string">
            <text:p text:style-name="P14">Реле электротепловое серии РТИ; Iуст. 9,0-13,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0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31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1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.3</text:p>
          </table:table-cell>
          <table:table-cell table:style-name="Таблица2.B2" office:value-type="string">
            <text:p text:style-name="P14">Контактор малогабаритный серии КМИ; Uн=400В, 50Гц; Iн=18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1810 18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1.5</text:p>
          </table:table-cell>
          <table:table-cell table:style-name="Таблица2.B2" office:value-type="string">
            <text:p text:style-name="P14">Реле электротепловое серии РТИ; Iуст. 12,0-18,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21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1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2</text:p>
          </table:table-cell>
          <table:table-cell table:style-name="Таблица2.B2" office:value-type="string">
            <text:p text:style-name="P14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, исполнение по напряжению цепей управления 220В, 50Гц,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22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2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2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2.3</text:p>
          </table:table-cell>
          <table:table-cell table:style-name="Таблица2.B2" office:value-type="string">
            <text:p text:style-name="P14">Контактор малогабаритный серии КМИ; Uн=400В, 50Гц; н=9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0910 9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2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2.5</text:p>
          </table:table-cell>
          <table:table-cell table:style-name="Таблица2.B2" office:value-type="string">
            <text:p text:style-name="P14">Реле электротепловое серии РТИ; Iуст. 1,6-2,5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07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13">42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23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.3</text:p>
          </table:table-cell>
          <table:table-cell table:style-name="Таблица2.B2" office:value-type="string">
            <text:p text:style-name="P14">Контактор малогабаритный серии КМИ; Uн=400В, 50Гц; Iн=9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0910 9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3.5</text:p>
          </table:table-cell>
          <table:table-cell table:style-name="Таблица2.B2" office:value-type="string">
            <text:p text:style-name="P14">Реле электротепловое серии РТИ; Iуст. 1,6-2,5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07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3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30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1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.3</text:p>
          </table:table-cell>
          <table:table-cell table:style-name="Таблица2.B2" office:value-type="string">
            <text:p text:style-name="P14">Контактор малогабаритный серии КМИ; Uн=400В, 50Гц; Iн=18А; Uн катушки управления - 230В; Доп. контакт-1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МИ11810 18А 230В/АС-3 1НО ИЭК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4.5</text:p>
          </table:table-cell>
          <table:table-cell table:style-name="Таблица2.B2" office:value-type="string">
            <text:p text:style-name="P14">Реле электротепловое серии РТИ; Iуст. 9,0-13,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4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</text:p>
          </table:table-cell>
          <table:table-cell table:style-name="Таблица2.B2" office:value-type="string">
            <text:p text:style-name="P14">То же в комплекте: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5130-3174УХЛ4</text:p>
          </table:table-cell>
          <table:table-cell table:style-name="Таблица2.A1" office:value-type="string">
            <text:p text:style-name="P15">Чебоксарский завод силового электрооборудования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ТС С-</text:span><text:span text:style-name="T5">RU</text:span><text:span text:style-name="T3">.АЛ16.В.03394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.1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3; Uн=400В, 50Гц; Iн=16А; Характеристика - D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3Р/D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.2</text:p>
          </table:table-cell>
          <table:table-cell table:style-name="Таблица2.B2" office:value-type="string">
            <text:p text:style-name="P14">Автоматический выключатель серии ВА47; Количество полюсов - 1; Uн=400В, 50Гц; Iн=6А; Характеристика - 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ВА47-29/1Р/В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.3</text:p>
          </table:table-cell>
          <table:table-cell table:style-name="Таблица2.B2" office:value-type="string">
            <text:p text:style-name="P27"><text:span text:style-name="T1">Контактор малогабаритный серии КМИ; Uн=400В, 50Гц; Iн=18А; Uн катушки </text:span><text:soft-page-break/><text:span text:style-name="T1">управления - 230В; Доп. контакт-1р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7"><text:span text:style-name="T1">КМИ11810 18А 230В/АС-3 </text:span><text:soft-page-break/><text:span text:style-name="T1">1НО ИЭК</text:span>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МЮ62.В.00646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.4</text:p>
          </table:table-cell>
          <table:table-cell table:style-name="Таблица2.B2" office:value-type="string">
            <text:p text:style-name="P14">Приставка контактная серии ПКИ; Доп. контакты 2р+2р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И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455-16-1-7 от 27.12.2019г.</text:p>
          </table:table-cell>
        </table:table-row>
        <table:table-row table:style-name="Таблица2.2">
          <table:table-cell table:style-name="Таблица2.A1" office:value-type="string">
            <text:p text:style-name="P13">45.5</text:p>
          </table:table-cell>
          <table:table-cell table:style-name="Таблица2.B2" office:value-type="string">
            <text:p text:style-name="P14">Реле электротепловое серии РТИ; Iуст. 12,0-18,0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РТИ-1321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HB</text:span><text:span text:style-name="T3">11.001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5.6</text:p>
          </table:table-cell>
          <table:table-cell table:style-name="Таблица2.B2" office:value-type="string">
            <text:p text:style-name="P14">Блок зажимов; 10 кле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БЗ24-4П25-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И24.Н02717</text:span></text:p>
          </table:table-cell>
        </table:table-row>
        <table:table-row table:style-name="Таблица2.2">
          <table:table-cell table:style-name="Таблица2.A1" office:value-type="string">
            <text:p text:style-name="P13">46</text:p>
          </table:table-cell>
          <table:table-cell table:style-name="Таблица2.B2" office:value-type="string">
            <text:p text:style-name="P14">Измерительный преобразователь 0-25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Е854ЭЛ-0...25-230-В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ЕАЭС </text:span><text:span text:style-name="T5">N</text:span><text:span text:style-name="T3"> </text:span><text:span text:style-name="T5">RU</text:span><text:span text:style-name="T3"> Д-</text:span><text:span text:style-name="T5">RU</text:span><text:span text:style-name="T3">.</text:span><text:span text:style-name="T5">KA</text:span><text:span text:style-name="T3">01.</text:span><text:span text:style-name="T5">B</text:span><text:span text:style-name="T3">.14037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7</text:p>
          </table:table-cell>
          <table:table-cell table:style-name="Таблица2.B2" office:value-type="string">
            <text:p text:style-name="P14">Переключатель на 3 фиксированных положения; контакты 1р+1р; IP40; цвет чер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ALCLR-22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6">RU C-CN.AH03.B.00758/19</text:p>
          </table:table-cell>
        </table:table-row>
        <table:table-row table:style-name="Таблица2.2">
          <table:table-cell table:style-name="Таблица2.A1" office:value-type="string">
            <text:p text:style-name="P13">48</text:p>
          </table:table-cell>
          <table:table-cell table:style-name="Таблица2.B2" office:value-type="string">
            <text:p text:style-name="P14">Пост взрывозащищенный кнопочный серии КУ-90 из пластика; Уровень взрывозащиты 1ExdIIBT5; Два кнопочных элемента; Два ввода 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У-92-1ExdIIBT</text:p>
          </table:table-cell>
          <table:table-cell table:style-name="Таблица2.A1" office:value-type="string">
            <text:p text:style-name="P15">ЭКС</text:p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RU</text:span><text:span text:style-name="T3">.</text:span><text:span text:style-name="T5">HA</text:span><text:span text:style-name="T3">65.</text:span><text:span text:style-name="T5">B</text:span><text:span text:style-name="T3">.00237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49</text:p>
          </table:table-cell>
          <table:table-cell table:style-name="Таблица2.B2" office:value-type="string">
            <text:p text:style-name="P14">Пост управления кнопочный серии ПКЕ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ПКЕ222-2</text:p>
          </table:table-cell>
          <table:table-cell table:style-name="Таблица2.A1" office:value-type="string">
            <text:p text:style-name="P15">ЭКС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ТС </text:span><text:span text:style-name="T5">RU</text:span><text:span text:style-name="T3"> </text:span><text:span text:style-name="T5">C</text:span><text:span text:style-name="T3">-</text:span><text:span text:style-name="T5">RU</text:span><text:span text:style-name="T3">.МЛ66.В.06142</text:span></text:p>
          </table:table-cell>
        </table:table-row>
        <table:table-row table:style-name="Таблица2.2">
          <table:table-cell table:style-name="Таблица2.A1" office:value-type="string">
            <text:p text:style-name="P13">50</text:p>
          </table:table-cell>
          <table:table-cell table:style-name="Таблица2.B2" office:value-type="string">
            <text:p text:style-name="P14">Наконечник медный луженый для жил сеч. 1,5-2,5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НКИ 2-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00</text:p>
          </table:table-cell>
          <table:table-cell table:style-name="Таблица2.A1" office:value-type="string">
            <text:p text:style-name="P28"><text:span text:style-name="T3">Т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ME</text:span><text:span text:style-name="T3">79.</text:span><text:span text:style-name="T5">B</text:span><text:span text:style-name="T3">.00333</text:span></text:p>
          </table:table-cell>
        </table:table-row>
        <table:table-row table:style-name="Таблица2.2">
          <table:table-cell table:style-name="Таблица2.A1" office:value-type="string">
            <text:p text:style-name="P13">51</text:p>
          </table:table-cell>
          <table:table-cell table:style-name="Таблица2.B2" office:value-type="string">
            <text:p text:style-name="P14">Наконечник медно-алюминиевый для жил сеч. 16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DTL-16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5">191704-04 </text:span><text:span text:style-name="T3">от 18.04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3">52</text:p>
          </table:table-cell>
          <table:table-cell table:style-name="Таблица2.B2" office:value-type="string">
            <text:p text:style-name="P14">Наконечник медно-алюминиевый для жил сеч. 25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DTL-25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5">191704-04 </text:span><text:span text:style-name="T3">от 18.04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3">53</text:p>
          </table:table-cell>
          <table:table-cell table:style-name="Таблица2.B2" office:value-type="string">
            <text:p text:style-name="P14">Наконечник медно-алюминиевый для жил сеч. 95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DTL-95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5">191704-04 </text:span><text:span text:style-name="T3">от 18.04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3">54</text:p>
          </table:table-cell>
          <table:table-cell table:style-name="Таблица2.B2" office:value-type="string">
            <text:p text:style-name="P37">Розетка CEAG Ex93750041</text:p>
            <text:p text:style-name="P14"/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<text:s/></text:p>
          </table:table-cell>
          <table:table-cell table:style-name="Таблица2.A1" office:value-type="string">
            <text:p text:style-name="P15"><text:s/>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5"><text:s/></text:span></text:p>
          </table:table-cell>
        </table:table-row>
        <table:table-row table:style-name="Таблица2.2">
          <table:table-cell table:style-name="Таблица2.A1" office:value-type="string">
            <text:p text:style-name="P13">55</text:p>
          </table:table-cell>
          <table:table-cell table:style-name="Таблица2.B2" office:value-type="string">
            <text:p text:style-name="P37">Вилка CEAG EX93701030</text:p>
            <text:p text:style-name="P14"/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<text:s/></text:p>
          </table:table-cell>
          <table:table-cell table:style-name="Таблица2.A1" office:value-type="string">
            <text:p text:style-name="P15"><text:s/>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5"><text:s/></text:span></text:p>
          </table:table-cell>
        </table:table-row>
        <table:table-row table:style-name="Таблица2.2">
          <table:table-cell table:style-name="Таблица2.A1" office:value-type="string">
            <text:p text:style-name="P13">56</text:p>
          </table:table-cell>
          <table:table-cell table:style-name="Таблица2.B2" office:value-type="string">
            <text:p text:style-name="P14">Хомуты нейлон 3,6х150мм (уп. 500шт)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8"><text:span text:style-name="T3">РОСС </text:span><text:span text:style-name="T5">CN.</text:span><text:span text:style-name="T3">МО10.Н01287</text:span></text:p>
          </table:table-cell>
        </table:table-row>
        <table:table-row table:style-name="Таблица2.2">
          <table:table-cell table:style-name="Таблица2.A1" office:value-type="string">
            <text:p text:style-name="P13">57</text:p>
          </table:table-cell>
          <table:table-cell table:style-name="Таблица2.B2" office:value-type="string">
            <text:p text:style-name="P14">Хомут с площадкой 3х150мм (уп. 100шт)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p text:style-name="P14">ХП1 3,0х150</text:p>
          </table:table-cell>
          <table:table-cell table:style-name="Таблица2.A1" office:value-type="string">
            <text:p text:style-name="P15">IEK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3">19/10/0287 от 25.10.2019г.</text:p>
          </table:table-cell>
        </table:table-row>
        <table:table-row table:style-name="Таблица2.2">
          <table:table-cell table:style-name="Таблица2.A1" office:value-type="string">
            <text:p text:style-name="P13">58</text:p>
          </table:table-cell>
          <table:table-cell table:style-name="Таблица2.B2" office:value-type="string">
            <text:p text:style-name="P14">Лоток перфорированный 80х150х3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2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59</text:p>
          </table:table-cell>
          <table:table-cell table:style-name="Таблица2.B2" office:value-type="string">
            <text:p text:style-name="P14">Крышка для лотка основанием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2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0</text:p>
          </table:table-cell>
          <table:table-cell table:style-name="Таблица2.B2" office:value-type="string">
            <text:p text:style-name="P14">Поворот 90° для лотка 80х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1</text:p>
          </table:table-cell>
          <table:table-cell table:style-name="Таблица2.B2" office:value-type="string">
            <text:p text:style-name="P14">Пластина соединительная h=8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6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2</text:p>
          </table:table-cell>
          <table:table-cell table:style-name="Таблица2.B2" office:value-type="string">
            <text:p text:style-name="P14">Разделительная перегородка h=8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2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3</text:p>
          </table:table-cell>
          <table:table-cell table:style-name="Таблица2.B2" office:value-type="string">
            <text:p text:style-name="P14">Кронштейн настенный основанием 3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96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4</text:p>
          </table:table-cell>
          <table:table-cell table:style-name="Таблица2.B2" office:value-type="string">
            <text:p text:style-name="P14">Соединительный комлект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С М6х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5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65</text:p>
          </table:table-cell>
          <table:table-cell table:style-name="Таблица2.B2" office:value-type="string">
            <text:p text:style-name="P14">Шпилька М10х1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96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66</text:p>
          </table:table-cell>
          <table:table-cell table:style-name="Таблица2.B2" office:value-type="string">
            <text:p text:style-name="P14">Гайка шестигранная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92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13">67</text:p>
          </table:table-cell>
          <table:table-cell table:style-name="Таблица2.B2" office:value-type="string">
            <text:p text:style-name="P14">Шайба кузовная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92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68</text:p>
          </table:table-cell>
          <table:table-cell table:style-name="Таблица2.B2" office:value-type="string">
            <text:p text:style-name="P14">Шайба гровер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92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69</text:p>
          </table:table-cell>
          <table:table-cell table:style-name="Таблица2.B2" office:value-type="string">
            <text:p text:style-name="P14">Лоток перфорированный 80х100х3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0</text:p>
          </table:table-cell>
          <table:table-cell table:style-name="Таблица2.B2" office:value-type="string">
            <text:p text:style-name="P14">Крышка для лотка основанием 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1</text:p>
          </table:table-cell>
          <table:table-cell table:style-name="Таблица2.B2" office:value-type="string">
            <text:p text:style-name="P14">Поворот 90° для лотка 80х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2</text:p>
          </table:table-cell>
          <table:table-cell table:style-name="Таблица2.B2" office:value-type="string">
            <text:p text:style-name="P14">Пластина соединительная h=8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68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3</text:p>
          </table:table-cell>
          <table:table-cell table:style-name="Таблица2.B2" office:value-type="string">
            <text:p text:style-name="P14">Разделительная перегородка h=8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4</text:p>
          </table:table-cell>
          <table:table-cell table:style-name="Таблица2.B2" office:value-type="string">
            <text:p text:style-name="P14">Кронштейн настенный основанием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02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5</text:p>
          </table:table-cell>
          <table:table-cell table:style-name="Таблица2.B2" office:value-type="string">
            <text:p text:style-name="P14">Соединительный комлект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С М6х1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8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3">76</text:p>
          </table:table-cell>
          <table:table-cell table:style-name="Таблица2.B2" office:value-type="string">
            <text:p text:style-name="P14">Шпилька М10х10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02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77</text:p>
          </table:table-cell>
          <table:table-cell table:style-name="Таблица2.B2" office:value-type="string">
            <text:p text:style-name="P14">Гайка шестигранная М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4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78</text:p>
          </table:table-cell>
          <table:table-cell table:style-name="Таблица2.B2" office:value-type="string">
            <text:p text:style-name="P14">Шайба кузовная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4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79</text:p>
          </table:table-cell>
          <table:table-cell table:style-name="Таблица2.B2" office:value-type="string">
            <text:p text:style-name="P14">Шайба гровер 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4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 </text:span><text:span text:style-name="T5">C</text:span><text:span text:style-name="T3">-</text:span><text:span text:style-name="T5">CN</text:span><text:span text:style-name="T3">.</text:span><text:span text:style-name="T5">AK</text:span><text:span text:style-name="T3">01.</text:span><text:span text:style-name="T5">H</text:span><text:span text:style-name="T3">.04215/19</text:span></text:p>
          </table:table-cell>
        </table:table-row>
        <table:table-row table:style-name="Таблица2.2">
          <table:table-cell table:style-name="Таблица2.A1" office:value-type="string">
            <text:p text:style-name="P13">80</text:p>
          </table:table-cell>
          <table:table-cell table:style-name="Таблица2.B2" office:value-type="string">
            <text:p text:style-name="P29"><text:span text:style-name="T1">Труба стальная водогазопроводная обыкновенная </text:span><text:span text:style-name="T13">∅</text:span><text:span text:style-name="T1">2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Труба 25х2,8 ГОСТ 3262-7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81</text:p>
          </table:table-cell>
          <table:table-cell table:style-name="Таблица2.B2" office:value-type="string">
            <text:p text:style-name="P29"><text:span text:style-name="T1">Труба стальная водогазопроводная обыкновенная </text:span><text:span text:style-name="T13">∅</text:span><text:span text:style-name="T1">25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Труба 25х3,2 ГОСТ 3262-7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7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82</text:p>
          </table:table-cell>
          <table:table-cell table:style-name="Таблица2.B2" office:value-type="string">
            <text:p text:style-name="P29"><text:span text:style-name="T1">Труба стальная водогазопроводная обыкновенная </text:span><text:span text:style-name="T13">∅</text:span><text:span text:style-name="T1">32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Труба 32х3,2 ГОСТ 3262-7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83</text:p>
          </table:table-cell>
          <table:table-cell table:style-name="Таблица2.B2" office:value-type="string">
            <text:p text:style-name="P29"><text:span text:style-name="T1">Труба стальная водогазопроводная обыкновенная </text:span><text:span text:style-name="T13">∅</text:span><text:span text:style-name="T1">4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Труба 40х3,5 ГОСТ 3262-7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84</text:p>
          </table:table-cell>
          <table:table-cell table:style-name="Таблица2.B2" office:value-type="string">
            <text:p text:style-name="P27"><text:span text:style-name="T1">Провод одножильный с медными жилами в ПВХ </text:span><text:soft-page-break/><text:span text:style-name="T1">изоляции, сечением 1х2,5мм²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ПВ1 1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75</text:p>
          </table:table-cell>
          <table:table-cell table:style-name="Таблица2.A1" office:value-type="string">
            <text:p text:style-name="P28"><text:span text:style-name="T3">ТС</text:span><text:span text:style-name="T5"> RU C-RU.ME77.B.03402</text:span></text:p>
          </table:table-cell>
        </table:table-row>
        <table:table-row table:style-name="Таблица2.2">
          <table:table-cell table:style-name="Таблица2.A1" office:value-type="string">
            <text:p text:style-name="P13">85</text:p>
          </table:table-cell>
          <table:table-cell table:style-name="Таблица2.B2" office:value-type="string">
            <text:p text:style-name="P14">Кабель силовой <text:s/>с медными жилами в ПВХ оболочке и и изоляции не распространяющей горение и с низким дымо- и газовыделением, групповой прокладки, сечение 3х1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ВГн(А)-LS-3х1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86</text:p>
          </table:table-cell>
          <table:table-cell table:style-name="Таблица2.B2" office:value-type="string">
            <text:p text:style-name="P14">То же, но сечением 3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ВГнг(А)-LS-3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6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87</text:p>
          </table:table-cell>
          <table:table-cell table:style-name="Таблица2.B2" office:value-type="string">
            <text:p text:style-name="P14">Кабель силовой <text:s/>с алюминиевыми жилами в ПВХ оболочке и и изоляции не распространяющей горение и с низким дымо- и газовыделением, групповой прокладки, сечение 3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3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88</text:p>
          </table:table-cell>
          <table:table-cell table:style-name="Таблица2.B2" office:value-type="string">
            <text:p text:style-name="P14">То же, но сечением 4х4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4х4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89</text:p>
          </table:table-cell>
          <table:table-cell table:style-name="Таблица2.B2" office:value-type="string">
            <text:p text:style-name="P14">То же, но сечением 4х16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4х16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0</text:p>
          </table:table-cell>
          <table:table-cell table:style-name="Таблица2.B2" office:value-type="string">
            <text:p text:style-name="P14">То же, но сечением 4х2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4х2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1</text:p>
          </table:table-cell>
          <table:table-cell table:style-name="Таблица2.B2" office:value-type="string">
            <text:p text:style-name="P14">То же, но сечением 4х18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4х18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2</text:p>
          </table:table-cell>
          <table:table-cell table:style-name="Таблица2.B2" office:value-type="string">
            <text:p text:style-name="P14">То же, но сечением 5х2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5х2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3</text:p>
          </table:table-cell>
          <table:table-cell table:style-name="Таблица2.B2" office:value-type="string">
            <text:p text:style-name="P14">Кабель силовой с алюминиевыми жилами в ПВХ изоляции бронированный двумя стальными лентами в защитном шланге из ПВХ не распространяющего горение и с низким дымо- и газовыделением; кол-во жил и сечение 4х150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БШвнг(А)-LS 4х150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>1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4</text:p>
          </table:table-cell>
          <table:table-cell table:style-name="Таблица2.B2" office:value-type="string">
            <text:p text:style-name="P14">Кабель силовой <text:s/>с алюминиевыми жилами в ПВХ оболочке и и изоляции не распространяющей горение и с низким дымо- и газовыделением, групповой прокладки, экранированный сечение 3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Энг(А)-LS-4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5</text:p>
          </table:table-cell>
          <table:table-cell table:style-name="Таблица2.B2" office:value-type="string">
            <text:p text:style-name="P14">Кабель силовой бронированный с медными жилами в ПВХ <text:s/>оболочке и изоляции, броня из двух стальных лент, защитный шланг из негорючего ПВХ, сечение 3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БШвнг(А)-LS-3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5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6</text:p>
          </table:table-cell>
          <table:table-cell table:style-name="Таблица2.B2" office:value-type="string">
            <text:p text:style-name="P14">То же, но сечением 4х2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БШвнг(А)-LS-4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83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7</text:p>
          </table:table-cell>
          <table:table-cell table:style-name="Таблица2.B2" office:value-type="string">
            <text:p text:style-name="P14">Кабель контрольный бронированный с медными жилами в ПВХ <text:s/>оболочке и изоляции, броня из двух стальных лент, защитный шланг из негорючего ПВХ, сечение 4х1,5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КВБШвнг(А)-LS-4х1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800</text:p>
          </table:table-cell>
          <table:table-cell table:style-name="Таблица2.A1" office:value-type="string">
            <text:p text:style-name="P28"><text:span text:style-name="T3">ЕАЭС </text:span><text:span text:style-name="T5">RU</text:span><text:span text:style-name="T3"> </text:span><text:span text:style-name="T5">C</text:span><text:span text:style-name="T3">-</text:span><text:span text:style-name="T5">RU</text:span><text:span text:style-name="T3">.ПХ01.В.00155/20</text:span></text:p>
          </table:table-cell>
        </table:table-row>
        <table:table-row table:style-name="Таблица2.2">
          <table:table-cell table:style-name="Таблица2.A1" office:value-type="string">
            <text:p text:style-name="P13">98</text:p>
          </table:table-cell>
          <table:table-cell table:style-name="Таблица2.B2" office:value-type="string">
            <text:p text:style-name="P27"><text:span text:style-name="T1">Кабель контрольный <text:s/>с алюминиевыми жилами в ПВХ оболочке и и изоляции не распространяющей горение и с </text:span><text:soft-page-break/><text:span text:style-name="T1">низким дымо- и газовыделением, групповой прокладки, сечение 3х2,5мм²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АВВГнг(А)-LS-3х2,5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99</text:p>
          </table:table-cell>
          <table:table-cell table:style-name="Таблица2.B2" office:value-type="string">
            <text:p text:style-name="P29"><text:span text:style-name="T1">Сталь круглая </text:span><text:span text:style-name="T13">∅</text:span><text:span text:style-name="T1">12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ГОСТ 2590-2006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60</text:p>
          </table:table-cell>
          <table:table-cell table:style-name="Таблица2.A1" office:value-type="string">
            <text:p text:style-name="P13">35474 от 29.10.2016г.</text:p>
          </table:table-cell>
        </table:table-row>
        <table:table-row table:style-name="Таблица2.2">
          <table:table-cell table:style-name="Таблица2.A1" office:value-type="string">
            <text:p text:style-name="P13">100</text:p>
          </table:table-cell>
          <table:table-cell table:style-name="Таблица2.B2" office:value-type="string">
            <text:p text:style-name="P29"><text:span text:style-name="T1">Сталь круглая </text:span><text:span text:style-name="T13">∅</text:span><text:span text:style-name="T1">18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ГОСТ 2590-2006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20</text:p>
          </table:table-cell>
          <table:table-cell table:style-name="Таблица2.A1" office:value-type="string">
            <text:p text:style-name="P13">35474 от 29.10.2016г.</text:p>
          </table:table-cell>
        </table:table-row>
        <table:table-row table:style-name="Таблица2.2">
          <table:table-cell table:style-name="Таблица2.A1" office:value-type="string">
            <text:p text:style-name="P13">101</text:p>
          </table:table-cell>
          <table:table-cell table:style-name="Таблица2.B2" office:value-type="string">
            <text:p text:style-name="P14">Держатель шин заземления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К188У2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20</text:p>
          </table:table-cell>
          <table:table-cell table:style-name="Таблица2.A1" office:value-type="string">
            <text:p text:style-name="P13">79ЭТЦ/4 от 17.08.2017г.</text:p>
          </table:table-cell>
        </table:table-row>
        <table:table-row table:style-name="Таблица2.2">
          <table:table-cell table:style-name="Таблица2.A1" office:value-type="string">
            <text:p text:style-name="P13">102</text:p>
          </table:table-cell>
          <table:table-cell table:style-name="Таблица2.B2" office:value-type="string">
            <text:p text:style-name="P14">Дюбель-гвоздь 6х4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20</text:p>
          </table:table-cell>
          <table:table-cell table:style-name="Таблица2.A1" office:value-type="string">
            <text:p text:style-name="P28"><text:span text:style-name="T5">POCC RU.</text:span><text:span text:style-name="T3">АГ81.Н08580</text:span></text:p>
          </table:table-cell>
        </table:table-row>
        <table:table-row table:style-name="Таблица2.2">
          <table:table-cell table:style-name="Таблица2.A1" office:value-type="string">
            <text:p text:style-name="P13">103</text:p>
          </table:table-cell>
          <table:table-cell table:style-name="Таблица2.B2" office:value-type="string">
            <text:p text:style-name="P14">Муфта концевая термоусаживаемая КВНТП на напряжение до 1кВ; 4 жилы сечением 15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4КВНТп-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16">RA.RU.11AK01.H00555</text:p>
          </table:table-cell>
        </table:table-row>
        <table:table-row table:style-name="Таблица2.2">
          <table:table-cell table:style-name="Таблица2.A1" office:value-type="string">
            <text:p text:style-name="P13">104</text:p>
          </table:table-cell>
          <table:table-cell table:style-name="Таблица2.B2" office:value-type="string">
            <text:p text:style-name="P14">Муфта соединительная термоусаживаемая СТП на напряжение до 1кВ; 4 жилы сечением 150мм²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7"><text:span text:style-name="T1">4СТп</text:span><text:span text:style-name="T4">-1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16">RA.RU.11AK01.H00555</text:p>
          </table:table-cell>
        </table:table-row>
        <table:table-row table:style-name="Таблица2.2">
          <table:table-cell table:style-name="Таблица2.A1" office:value-type="string">
            <text:p text:style-name="P16">105</text:p>
          </table:table-cell>
          <table:table-cell table:style-name="Таблица2.B2" office:value-type="string">
            <text:p text:style-name="P14">Муфта кабельная соединительная 1СТП(тк)-4к(150.240) 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4">1СТп(тк)-4к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16">RA.RU.11AK01.H00555</text:p>
          </table:table-cell>
        </table:table-row>
        <table:table-row table:style-name="Таблица2.2">
          <table:table-cell table:style-name="Таблица2.A1" office:value-type="string">
            <text:p text:style-name="P13">106</text:p>
          </table:table-cell>
          <table:table-cell table:style-name="Таблица2.B2" office:value-type="string">
            <text:p text:style-name="P14">Наконечник медно-алюм для жил сеч.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h text:style-name="P46" text:outline-level="1"><text:span text:style-name="T6">DTL(TAM)-150</text:span><text:span text:style-name="T7">мм</text:span></text:h>
          </table:table-cell>
          <table:table-cell table:style-name="Таблица2.A1" office:value-type="string">
            <text:p text:style-name="P16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25"/>
          </table:table-cell>
        </table:table-row>
        <table:table-row table:style-name="Таблица2.2">
          <table:table-cell table:style-name="Таблица2.A1" office:value-type="string">
            <text:p text:style-name="P13">107</text:p>
          </table:table-cell>
          <table:table-cell table:style-name="Таблица2.B2" office:value-type="string">
            <text:p text:style-name="P14">Наконечник медный для жил сеч. 15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h text:style-name="P47" text:outline-level="1">ТМ 150-16-19</text:h>
          </table:table-cell>
          <table:table-cell table:style-name="Таблица2.A1" office:value-type="string">
            <text:p text:style-name="P16">IEK</text:p>
          </table:table-cell>
          <table:table-cell table:style-name="Таблица2.A1" office:value-type="string">
            <text:p text:style-name="P13">24</text:p>
          </table:table-cell>
          <table:table-cell table:style-name="Таблица2.A1" office:value-type="string">
            <text:p text:style-name="P28"><text:span text:style-name="T3">ТС</text:span><text:span text:style-name="T5"> RU C-RU.AB24.B.058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108</text:p>
          </table:table-cell>
          <table:table-cell table:style-name="Таблица2.B2" office:value-type="string">
            <text:p text:style-name="P14">Наконечник алюминиевый для жил сеч. 95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12023" text:continue-numbering="true" text:style-name="Outline">
              <text:list-item>
                <text:h text:style-name="P51" text:outline-level="1">ТА 95-12-13</text:h>
              </text:list-item>
            </text:list>
          </table:table-cell>
          <table:table-cell table:style-name="Таблица2.A1" office:value-type="string">
            <text:p text:style-name="P16">IEK</text:p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28"><text:span text:style-name="T3">ТС</text:span><text:span text:style-name="T5"> RU C-RU.AB24.B.05877</text:span></text:p>
          </table:table-cell>
        </table:table-row>
        <table:table-row table:style-name="Таблица2.2">
          <table:table-cell table:style-name="Таблица2.A1" office:value-type="string">
            <text:p text:style-name="P13">109</text:p>
          </table:table-cell>
          <table:table-cell table:style-name="Таблица2.B2" office:value-type="string">
            <text:p text:style-name="P14">Кабель силовой с алюминиевыми жилами в ПВХ изоляции бронированный двумя стальными лентами в защитном шланге из ПВХ не распространяющего горение и с низким дымо- и газовыделением; кол-во жил и сечение 4х150мм²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ВБШвнг(А)-LS 4х150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>5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КБ02.Д00004</text:span></text:p>
          </table:table-cell>
        </table:table-row>
        <table:table-row table:style-name="Таблица2.2">
          <table:table-cell table:style-name="Таблица2.A1" office:value-type="string">
            <text:p text:style-name="P13">110</text:p>
          </table:table-cell>
          <table:table-cell table:style-name="Таблица2.B2" office:value-type="string">
            <text:p text:style-name="P14">Лента сигнальная "Электро" с логотипом "ОСТОРОЖНО КАБЕЛЬ"; цвет красный; толщина 300мкм; ролик 100п.м.х300мм</text:p>
          </table:table-cell>
          <table:table-cell table:style-name="Таблица2.A1" office:value-type="string">
            <text:p text:style-name="P14">ролик</text:p>
          </table:table-cell>
          <table:table-cell table:style-name="Таблица2.A1" office:value-type="string">
            <text:p text:style-name="P14">ЛСЭ 300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28"><text:span text:style-name="T10">РОСС </text:span><text:span text:style-name="T11">RU.11</text:span><text:span text:style-name="T10">НА99.Н00376</text:span></text:p>
          </table:table-cell>
        </table:table-row>
        <table:table-row table:style-name="Таблица2.2">
          <table:table-cell table:style-name="Таблица2.A1" office:value-type="string">
            <text:p text:style-name="P13">111</text:p>
          </table:table-cell>
          <table:table-cell table:style-name="Таблица2.B2" office:value-type="string">
            <text:p text:style-name="P29"><text:span text:style-name="T1">Труба асбестоцементная </text:span><text:span text:style-name="T13">∅</text:span><text:span text:style-name="T1">10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p text:style-name="P14">БНТ 100 ГОСТ 1839-80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В24.Н08255</text:span></text:p>
          </table:table-cell>
        </table:table-row>
        <table:table-row table:style-name="Таблица2.2">
          <table:table-cell table:style-name="Таблица2.A1" office:value-type="string">
            <text:p text:style-name="P13">112</text:p>
          </table:table-cell>
          <table:table-cell table:style-name="Таблица2.B2" office:value-type="string">
            <text:p text:style-name="P29"><text:span text:style-name="T1">Шнур джутовый плетеный </text:span><text:span text:style-name="T13">∅</text:span><text:span text:style-name="T1">10мм</text:span>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19676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13">100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6">113</text:p>
          </table:table-cell>
          <table:table-cell table:style-name="Таблица2.B2" office:value-type="string">
            <text:p text:style-name="P14">Глина водонепроницаемая, упаковка 2кг</text:p>
          </table:table-cell>
          <table:table-cell table:style-name="Таблица2.A1" office:value-type="string">
            <text:p text:style-name="P12">уп</text:p>
          </table:table-cell>
          <table:table-cell table:style-name="Таблица2.A1" office:value-type="string">
            <text:list xml:id="list34511860" text:continue-numbering="true" text:style-name="Outline">
              <text:list-item>
                <text:h text:style-name="P51" text:outline-level="1"><text:s/></text:h>
              </text:list-item>
            </text:list>
          </table:table-cell>
          <table:table-cell table:style-name="Таблица2.A1" office:value-type="string">
            <text:p text:style-name="P13"><text:s/></text:p>
          </table:table-cell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P28"><text:span text:style-name="T3">РОСС </text:span><text:span text:style-name="T5">RU.</text:span><text:span text:style-name="T3">АГ81.Н10392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16">114</text:p>
          </table:table-cell>
          <table:table-cell table:style-name="Таблица2.B2" office:value-type="string">
            <text:p text:style-name="P14">Герметик кабельных вводов(310 мл)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6151" text:continue-numbering="true" text:style-name="Outline">
              <text:list-item>
                <text:h text:style-name="P51" text:outline-level="1">Огнеза-ГТ</text:h>
              </text:list-item>
            </text:list>
          </table:table-cell>
          <table:table-cell table:style-name="Таблица2.A1" office:value-type="string">
            <text:p text:style-name="P28"><text:span text:style-name="T8">Огнеза</text:span><text:span text:style-name="T3"> </text:span></text:p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24"/>
          </table:table-cell>
        </table:table-row>
        <table:table-row table:style-name="Таблица2.2">
          <table:table-cell table:style-name="Таблица2.A1" office:value-type="string">
            <text:p text:style-name="P16">115</text:p>
          </table:table-cell>
          <table:table-cell table:style-name="Таблица2.B2" office:value-type="string">
            <text:p text:style-name="P14">Рукав гибкий металлический оцинкованный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16628" text:continue-numbering="true" text:style-name="Outline">
              <text:list-item>
                <text:h text:style-name="P51" text:outline-level="1">РЗ-ЦХ-20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50</text:p>
          </table:table-cell>
          <table:table-cell table:style-name="Таблица2.A1" office:value-type="string">
            <text:p text:style-name="P28"><text:span text:style-name="T3">РОСС </text:span><text:span text:style-name="T5">RU</text:span><text:span text:style-name="T3">.АГ35.Н03924</text:span></text:p>
          </table:table-cell>
        </table:table-row>
        <table:table-row table:style-name="Таблица2.2">
          <table:table-cell table:style-name="Таблица2.A1" office:value-type="string">
            <text:p text:style-name="P16">116</text:p>
          </table:table-cell>
          <table:table-cell table:style-name="Таблица2.B2" office:value-type="string">
            <text:p text:style-name="P14">Трубка термоусаживаемая ТУТ 30/15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09455" text:continue-numbering="true" text:style-name="Outline">
              <text:list-item>
                <text:h text:style-name="P53" text:outline-level="1">TUT-30-b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13">465-05/14 от 23.052014г.</text:p>
          </table:table-cell>
        </table:table-row>
        <table:table-row table:style-name="Таблица2.2">
          <table:table-cell table:style-name="Таблица2.A1" office:value-type="string">
            <text:p text:style-name="P16">117</text:p>
          </table:table-cell>
          <table:table-cell table:style-name="Таблица2.B2" office:value-type="string">
            <text:p text:style-name="P14">Лоток металлический перфорированный 100х200х300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7212" text:continue-numbering="true" text:style-name="Outline">
              <text:list-item>
                <text:h text:style-name="P53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18</text:p>
          </table:table-cell>
          <table:table-cell table:style-name="Таблица2.B2" office:value-type="string">
            <text:p text:style-name="P14">Крышка на лоток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06912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2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19</text:p>
          </table:table-cell>
          <table:table-cell table:style-name="Таблица2.B2" office:value-type="string">
            <text:p text:style-name="P27"><text:span text:style-name="T1">Поворот на 90</text:span><text:span text:style-name="T16">0</text:span><text:span text:style-name="T1"> 100х200</text:span>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18555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20</text:p>
          </table:table-cell>
          <table:table-cell table:style-name="Таблица2.B2" office:value-type="string">
            <text:p text:style-name="P14">Кронштейн настенный основанием 2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31600" text:continue-numbering="true" text:style-name="Outline">
              <text:list-item>
                <text:h text:style-name="P53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3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21</text:p>
          </table:table-cell>
          <table:table-cell table:style-name="Таблица2.B2" office:value-type="string">
            <text:p text:style-name="P14">Комплект соединителей М6х10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33233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6">30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22</text:p>
          </table:table-cell>
          <table:table-cell table:style-name="Таблица2.B2" office:value-type="string">
            <text:p text:style-name="P14">Болт анкерный с гайкой М10х95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3712" text:continue-numbering="true" text:style-name="Outline">
              <text:list-item>
                <text:h text:style-name="P53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60</text:p>
          </table:table-cell>
          <table:table-cell table:style-name="Таблица2.A1" office:value-type="string">
            <text:p text:style-name="P28"><text:span text:style-name="T3">РОСС </text:span><text:span text:style-name="T5">RU.AM03.H</text:span><text:span text:style-name="T3">00731</text:span></text:p>
          </table:table-cell>
        </table:table-row>
        <table:table-row table:style-name="Таблица2.2">
          <table:table-cell table:style-name="Таблица2.A1" office:value-type="string">
            <text:p text:style-name="P16">123</text:p>
          </table:table-cell>
          <table:table-cell table:style-name="Таблица2.B2" office:value-type="string">
            <text:p text:style-name="P14">Пруток-катанка диаметром 8мм, горячеоцинкованная сталь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24399" text:continue-numbering="true" text:style-name="Outline">
              <text:list-item>
                <text:h text:style-name="P53" text:outline-level="1">NC1008</text:h>
              </text:list-item>
            </text:list>
          </table:table-cell>
          <table:table-cell table:style-name="Таблица2.A1" office:value-type="string">
            <text:p text:style-name="P16">DKS</text:p>
          </table:table-cell>
          <table:table-cell table:style-name="Таблица2.A1" office:value-type="string">
            <text:p text:style-name="P13">440</text:p>
          </table:table-cell>
          <table:table-cell table:style-name="Таблица2.A1" office:value-type="string">
            <text:p text:style-name="P24"/>
          </table:table-cell>
        </table:table-row>
        <table:table-row table:style-name="Таблица2.2">
          <table:table-cell table:style-name="Таблица2.A1" office:value-type="string">
            <text:p text:style-name="P16">124</text:p>
          </table:table-cell>
          <table:table-cell table:style-name="Таблица2.B2" office:value-type="string">
            <text:p text:style-name="P14">Молниеприемник стержневой сборный высотой 1500мм крепление бандажной ленто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18217" text:continue-numbering="true" text:style-name="Outline">
              <text:list-item>
                <text:h text:style-name="P51" text:outline-level="1">МСС-3.8КЛ-1500-0,15Н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4"/>
          </table:table-cell>
        </table:table-row>
        <table:table-row table:style-name="Таблица2.2">
          <table:table-cell table:style-name="Таблица2.A1" office:value-type="string">
            <text:p text:style-name="P16">125</text:p>
          </table:table-cell>
          <table:table-cell table:style-name="Таблица2.B2" office:value-type="string">
            <text:p text:style-name="P14">Держатель проводника крове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33879" text:continue-numbering="true" text:style-name="Outline">
              <text:list-item>
                <text:h text:style-name="P51" text:outline-level="1">ДПК-100ГЦ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40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26</text:p>
          </table:table-cell>
          <table:table-cell table:style-name="Таблица2.B2" office:value-type="string">
            <text:p text:style-name="P14">Коньковый держатель проводник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4904" text:continue-numbering="true" text:style-name="Outline">
              <text:list-item>
                <text:h text:style-name="P51" text:outline-level="1">КД-1.1-100-105ГЦ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27</text:p>
          </table:table-cell>
          <table:table-cell table:style-name="Таблица2.B2" office:value-type="string">
            <text:p text:style-name="P14">Держатель проводник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9950" text:continue-numbering="true" text:style-name="Outline">
              <text:list-item>
                <text:h text:style-name="P51" text:outline-level="1">ДПЛ-2-100ГЦ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4</text:p>
          </table:table-cell>
          <table:table-cell table:style-name="Таблица2.A1" office:value-type="string">
            <text:p text:style-name="P21"><text:bookmark text:name="_GoBack"/></text:p>
          </table:table-cell>
        </table:table-row>
        <table:table-row table:style-name="Таблица2.2">
          <table:table-cell table:style-name="Таблица2.A1" office:value-type="string">
            <text:p text:style-name="P16">128</text:p>
          </table:table-cell>
          <table:table-cell table:style-name="Таблица2.B2" office:value-type="string">
            <text:p text:style-name="P14">Держатель фасадный 100мм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17022" text:continue-numbering="true" text:style-name="Outline">
              <text:list-item>
                <text:h text:style-name="P53" text:outline-level="1">ND2307</text:h>
              </text:list-item>
            </text:list>
          </table:table-cell>
          <table:table-cell table:style-name="Таблица2.A1" office:value-type="string">
            <text:p text:style-name="P16">DKS</text:p>
          </table:table-cell>
          <table:table-cell table:style-name="Таблица2.A1" office:value-type="string">
            <text:p text:style-name="P13">15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29</text:p>
          </table:table-cell>
          <table:table-cell table:style-name="Таблица2.B2" office:value-type="string">
            <text:p text:style-name="P14">Зажим соедините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6500" text:continue-numbering="true" text:style-name="Outline">
              <text:list-item>
                <text:h text:style-name="P51" text:outline-level="1">ЗС-В4-ГЦ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15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0</text:p>
          </table:table-cell>
          <table:table-cell table:style-name="Таблица2.B2" office:value-type="string">
            <text:p text:style-name="P14">Зажим универсальный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06544" text:continue-numbering="true" text:style-name="Outline">
              <text:list-item>
                <text:h text:style-name="P51" text:outline-level="1">ЗУ-2Н</text:h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8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1</text:p>
          </table:table-cell>
          <table:table-cell table:style-name="Таблица2.B2" office:value-type="string">
            <text:p text:style-name="P14">Лента монтажная перфорированная прямая 20*0,55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33544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13">5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2</text:p>
          </table:table-cell>
          <table:table-cell table:style-name="Таблица2.B2" office:value-type="string">
            <text:p text:style-name="P14">Лента бандажная</text:p>
          </table:table-cell>
          <table:table-cell table:style-name="Таблица2.A1" office:value-type="string">
            <text:p text:style-name="P12">м</text:p>
          </table:table-cell>
          <table:table-cell table:style-name="Таблица2.A1" office:value-type="string">
            <text:list xml:id="list34524318" text:continue-numbering="true" text:style-name="Outline">
              <text:list-item>
                <text:h text:style-name="P51" text:outline-level="1">ЛМ-50</text:h>
              </text:list-item>
            </text:list>
          </table:table-cell>
          <table:table-cell table:style-name="Таблица2.A1" office:value-type="string">
            <text:p text:style-name="P16">IEC</text:p>
          </table:table-cell>
          <table:table-cell table:style-name="Таблица2.A1" office:value-type="string">
            <text:p text:style-name="P16">6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3</text:p>
          </table:table-cell>
          <table:table-cell table:style-name="Таблица2.B2" office:value-type="string">
            <text:p text:style-name="P14">Скрепа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31865" text:continue-numbering="true" text:style-name="Outline">
              <text:list-item>
                <text:h text:style-name="P51" text:outline-level="1">СУ-20</text:h>
              </text:list-item>
            </text:list>
          </table:table-cell>
          <table:table-cell table:style-name="Таблица2.A1" office:value-type="string">
            <text:p text:style-name="P16">IEC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4</text:p>
          </table:table-cell>
          <table:table-cell table:style-name="Таблица2.B2" office:value-type="string">
            <text:p text:style-name="P14">Саморез кровельный 4,8х28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24740" text:continue-numbering="true" text:style-name="Outline">
              <text:list-item>
                <text:h text:style-name="P51" text:outline-level="1"/>
              </text:list-item>
            </text:list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13">3000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6">135</text:p>
          </table:table-cell>
          <table:table-cell table:style-name="Таблица2.B2" office:value-type="string">
            <text:p text:style-name="P14">Герметик бутилкаучуковый банка 16кг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19523" text:continue-numbering="true" text:style-name="Outline">
              <text:list-item>
                <text:h text:style-name="P54" text:outline-level="1"><text:span text:style-name="T14">Технониколь </text:span><text:span text:style-name="T15">N45</text:span></text:h>
              </text:list-item>
            </text:list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16">1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" office:value-type="string">
            <text:p text:style-name="P13">136</text:p>
          </table:table-cell>
          <table:table-cell table:style-name="Таблица2.B2" office:value-type="string">
            <text:p text:style-name="P14">Цинковая краска-спрей ДКС баллон 400мл</text:p>
          </table:table-cell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list xml:id="list34505944" text:continue-numbering="true" text:style-name="Outline">
              <text:list-item>
                <text:h text:style-name="P52" text:outline-level="1"/>
              </text:list-item>
            </text:list>
          </table:table-cell>
          <table:table-cell table:style-name="Таблица2.A1" office:value-type="string">
            <text:p text:style-name="P16">DKS</text:p>
          </table:table-cell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2">
          <table:table-cell table:style-name="Таблица2.A189" office:value-type="string">
            <text:p text:style-name="P13">137</text:p>
          </table:table-cell>
          <table:table-cell table:style-name="Таблица2.B189" office:value-type="string">
            <text:p text:style-name="P37">Шнур асбестовый <text:s/>10мм (15м в кг)</text:p>
            <text:p text:style-name="P38"/>
          </table:table-cell>
          <table:table-cell table:style-name="Таблица2.A189" office:value-type="string">
            <text:p text:style-name="P15">м</text:p>
          </table:table-cell>
          <table:table-cell table:style-name="Таблица2.A189" office:value-type="string">
            <text:p text:style-name="P26"/>
          </table:table-cell>
          <table:table-cell table:style-name="Таблица2.A189" office:value-type="string">
            <text:p text:style-name="P26"/>
          </table:table-cell>
          <table:table-cell table:style-name="Таблица2.A189" office:value-type="string">
            <text:p text:style-name="P15">50</text:p>
          </table:table-cell>
          <table:table-cell table:style-name="Таблица2.A189" office:value-type="string">
            <text:p text:style-name="P21"/>
          </table:table-cell>
        </table:table-row>
      </table:table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5"/>
            <text:p text:style-name="P5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5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5">Представитель лица, осуществляющего строительство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33"> </text:p>
          </table:table-cell>
          <table:covered-table-cell/>
        </table:table-row>
        <text:soft-page-break/>
        <table:table-row table:style-name="Таблица3.2">
          <table:table-cell table:style-name="Таблица3.A2" table:number-columns-spanned="2" office:value-type="string">
            <text:p text:style-name="P34">Руководитель проекта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1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5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31"/>
          </table:table-cell>
        </table:table-row>
        <table:table-row table:style-name="Таблица3.8">
          <table:table-cell table:style-name="Таблица3.A8" table:number-columns-spanned="2" office:value-type="string">
            <text:p text:style-name="P34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1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5"/>
            <text:p text:style-name="P5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34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5">Представители иных лиц:</text:p>
          </table:table-cell>
          <table:table-cell table:style-name="Таблица3.A7" office:value-type="string">
            <text:p text:style-name="P32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7" table:number-columns-spanned="2" office:value-type="string">
            <text:p text:style-name="P34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7</meta:editing-cycles>
    <meta:creation-date>2020-06-28T10:53:00</meta:creation-date>
    <dc:date>2020-07-09T14:30:50.67</dc:date>
    <meta:editing-duration>PT3M52S</meta:editing-duration>
    <meta:generator>OpenOffice/4.1.5$Win32 OpenOffice.org_project/415m1$Build-9789</meta:generator>
    <meta:document-statistic meta:table-count="3" meta:image-count="0" meta:object-count="0" meta:page-count="12" meta:paragraph-count="1194" meta:word-count="2956" meta:character-count="197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